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6cm" style:writing-mode="page"/>
      <style:text-properties officeooo:paragraph-rsid="000902ba"/>
    </style:style>
    <style:style style:name="P2" style:family="paragraph" style:parent-style-name="Standard">
      <style:paragraph-properties style:line-height-at-least="0.46cm" style:writing-mode="page"/>
      <style:text-properties officeooo:rsid="0021b0f2" officeooo:paragraph-rsid="000902ba"/>
    </style:style>
    <style:style style:name="P3" style:family="paragraph" style:parent-style-name="Standard">
      <style:paragraph-properties style:line-height-at-least="0.46cm" style:writing-mode="page"/>
      <style:text-properties officeooo:rsid="004f6fe5" officeooo:paragraph-rsid="000902ba" style:font-size-asian="10.5pt"/>
    </style:style>
    <style:style style:name="P4" style:family="paragraph" style:parent-style-name="Standard">
      <style:paragraph-properties style:line-height-at-least="0.46cm" style:writing-mode="page"/>
      <style:text-properties officeooo:rsid="0027a656" officeooo:paragraph-rsid="000902ba"/>
    </style:style>
    <style:style style:name="P5" style:family="paragraph" style:parent-style-name="Standard">
      <style:paragraph-properties style:line-height-at-least="0.46cm" style:writing-mode="page"/>
      <style:text-properties officeooo:rsid="002a025b" officeooo:paragraph-rsid="000902ba"/>
    </style:style>
    <style:style style:name="P6" style:family="paragraph" style:parent-style-name="Standard">
      <style:paragraph-properties style:line-height-at-least="0.46cm" style:writing-mode="page"/>
      <style:text-properties officeooo:rsid="002bd2fe" officeooo:paragraph-rsid="000902ba"/>
    </style:style>
    <style:style style:name="P7" style:family="paragraph">
      <style:paragraph-properties fo:text-align="start"/>
    </style:style>
    <style:style style:name="T1" style:family="text">
      <style:text-properties officeooo:rsid="004f6fe5"/>
    </style:style>
    <style:style style:name="T2" style:family="text">
      <style:text-properties officeooo:rsid="002bd2fe"/>
    </style:style>
    <style:style style:name="T3" style:family="text">
      <style:text-properties officeooo:rsid="004f6fe5" style:font-size-asian="10.5pt"/>
    </style:style>
    <style:style style:name="T4" style:family="text">
      <style:text-properties officeooo:rsid="0021b0f2"/>
    </style:style>
    <style:style style:name="T5" style:family="text">
      <style:text-properties style:text-underline-style="none" officeooo:rsid="0027a656"/>
    </style:style>
    <style:style style:name="T6" style:family="text">
      <style:text-properties style:text-underline-style="none" officeooo:rsid="002a025b"/>
    </style:style>
    <style:style style:name="T7" style:family="text">
      <style:text-properties style:text-underline-style="none" fo:font-weight="bold" officeooo:rsid="004f6fe5" style:font-size-asian="10.5pt" style:font-weight-asian="bold" style:font-weight-complex="bold"/>
    </style:style>
    <style:style style:name="T8" style:family="text">
      <style:text-properties officeooo:rsid="0027a656"/>
    </style:style>
    <style:style style:name="T9" style:family="text">
      <style:text-properties officeooo:rsid="002a025b"/>
    </style:style>
    <style:style style:name="T10" style:family="text">
      <style:text-properties officeooo:rsid="0040f4cd"/>
    </style:style>
    <style:style style:name="T11" style:family="text">
      <style:text-properties style:text-underline-style="solid" style:text-underline-width="auto" style:text-underline-color="font-color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ormatted-text form:name="Kostengrenze_Jahr" form:control-implementation="ooo:com.sun.star.form.component.NumericField" xml:id="control1" form:id="control1" form:tab-index="4" form:current-value="1821.8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<draw:control text:anchor-type="as-char" svg:y="-0.27cm" draw:z-index="0" draw:name="Form2" draw:style-name="gr1" draw:text-style-name="P7" svg:width="3.006cm" svg:height="0.502cm" draw:control="control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3:02:33.055130905</meta:creation-date>
    <dc:date>2022-05-12T13:21:21.070582456</dc:date>
    <meta:editing-duration>PT1M36S</meta:editing-duration>
    <meta:editing-cycles>3</meta:editing-cycles>
    <meta:generator>LibreOfficeDev/7.4.0.0.alpha0$Linux_X86_64 LibreOffice_project/86f1b67e11b18bec0923e77357bfd1ec4c727bcc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